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66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0.0103151798248" calcext:value-type="float">
            <text:p>0,0103151798</text:p>
          </table:table-cell>
          <table:table-cell office:value-type="float" office:value="20.2723841667" calcext:value-type="float">
            <text:p>20,27238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office:value-type="float" office:value="2.79" calcext:value-type="float">
            <text:p>2,79</text:p>
          </table:table-cell>
          <table:table-cell/>
          <table:table-cell office:value-type="float" office:value="12246" calcext:value-type="float">
            <text:p>12246</text:p>
          </table:table-cell>
          <table:table-cell office:value-type="float" office:value="351" calcext:value-type="float">
            <text:p>351</text:p>
          </table:table-cell>
          <table:table-cell office:value-type="float" office:value="0.0113220214844" calcext:value-type="float">
            <text:p>0,0113220215</text:p>
          </table:table-cell>
          <table:table-cell office:value-type="float" office:value="19.762556076" calcext:value-type="float">
            <text:p>19,76255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office:value-type="float" office:value="316" calcext:value-type="float">
            <text:p>316</text:p>
          </table:table-cell>
          <table:table-cell office:value-type="float" office:value="0.0101919174194" calcext:value-type="float">
            <text:p>0,0101919174</text:p>
          </table:table-cell>
          <table:table-cell office:value-type="float" office:value="19.8317601681" calcext:value-type="float">
            <text:p>19,831760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330" calcext:value-type="float">
            <text:p>330</text:p>
          </table:table-cell>
          <table:table-cell office:value-type="float" office:value="0.0106608867645" calcext:value-type="float">
            <text:p>0,0106608868</text:p>
          </table:table-cell>
          <table:table-cell office:value-type="float" office:value="19.8033719063" calcext:value-type="float">
            <text:p>19,803371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office:value-type="float" office:value="3.29" calcext:value-type="float">
            <text:p>3,29</text:p>
          </table:table-cell>
          <table:table-cell/>
          <table:table-cell office:value-type="float" office:value="12182" calcext:value-type="float">
            <text:p>12182</text:p>
          </table:table-cell>
          <table:table-cell office:value-type="float" office:value="415" calcext:value-type="float">
            <text:p>415</text:p>
          </table:table-cell>
          <table:table-cell office:value-type="float" office:value="0.0106060504913" calcext:value-type="float">
            <text:p>0,0106060505</text:p>
          </table:table-cell>
          <table:table-cell office:value-type="float" office:value="19.8589468002" calcext:value-type="float">
            <text:p>19,8589468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547" calcext:value-type="float">
            <text:p>547</text:p>
          </table:table-cell>
          <table:table-cell office:value-type="float" office:value="0.0104968547821" calcext:value-type="float">
            <text:p>0,0104968548</text:p>
          </table:table-cell>
          <table:table-cell office:value-type="float" office:value="19.7491579056" calcext:value-type="float">
            <text:p>19,7491579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office:value-type="float" office:value="376" calcext:value-type="float">
            <text:p>376</text:p>
          </table:table-cell>
          <table:table-cell office:value-type="float" office:value="0.0109701156616" calcext:value-type="float">
            <text:p>0,0109701157</text:p>
          </table:table-cell>
          <table:table-cell office:value-type="float" office:value="19.8057789803" calcext:value-type="float">
            <text:p>19,8057789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office:value-type="float" office:value="2.87" calcext:value-type="float">
            <text:p>2,87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1" calcext:value-type="float">
            <text:p>361</text:p>
          </table:table-cell>
          <table:table-cell office:value-type="float" office:value="0.0106930732727" calcext:value-type="float">
            <text:p>0,0106930733</text:p>
          </table:table-cell>
          <table:table-cell office:value-type="float" office:value="19.7723901272" calcext:value-type="float">
            <text:p>19,772390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9" calcext:value-type="float">
            <text:p>409</text:p>
          </table:table-cell>
          <table:table-cell office:value-type="float" office:value="0.0105800628662" calcext:value-type="float">
            <text:p>0,0105800629</text:p>
          </table:table-cell>
          <table:table-cell office:value-type="float" office:value="19.7350888252" calcext:value-type="float">
            <text:p>19,735088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office:value-type="float" office:value="466" calcext:value-type="float">
            <text:p>466</text:p>
          </table:table-cell>
          <table:table-cell office:value-type="float" office:value="0.0105979442596" calcext:value-type="float">
            <text:p>0,0105979443</text:p>
          </table:table-cell>
          <table:table-cell office:value-type="float" office:value="19.696171999" calcext:value-type="float">
            <text:p>19,696171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06" calcext:value-type="float">
            <text:p>12206</text:p>
          </table:table-cell>
          <table:table-cell table:formula="of:=AVERAGE([.F2:.F11])" office:value-type="float" office:value="391.3" calcext:value-type="float">
            <text:p>391,3</text:p>
          </table:table-cell>
          <table:table-cell table:formula="of:=SUM([.G2:.G11])/10" office:value-type="float" office:value="0.01064341068266" calcext:value-type="float">
            <text:p>0,0106434107</text:p>
          </table:table-cell>
          <table:table-cell table:formula="of:=SUM([.H2:.H11])/10" office:value-type="float" office:value="19.82876069546" calcext:value-type="float">
            <text:p>19,828760695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88.3" calcext:value-type="float">
            <text:p>5788,3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number-columns-repeated="3"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float" office:value="6370" calcext:value-type="float">
            <text:p>6370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6" calcext:value-type="float">
            <text:p>316,6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6506" calcext:value-type="float">
            <text:p>6506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6367" calcext:value-type="float">
            <text:p>636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office:value-type="float" office:value="6404" calcext:value-type="float">
            <text:p>6404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18" calcext:value-type="float">
            <text:p>6418</text:p>
          </table:table-cell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6392" calcext:value-type="float">
            <text:p>639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09" calcext:value-type="float">
            <text:p>5709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6528" calcext:value-type="float">
            <text:p>6528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738" calcext:value-type="float">
            <text:p>5738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833" calcext:value-type="float">
            <text:p>5833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60863697706" calcext:value-type="float">
            <text:p>0,9689608637</text:p>
          </table:table-cell>
          <table:table-cell table:number-columns-repeated="4"/>
          <table:table-cell table:formula="of:=AVERAGE([.G18:.G27])" office:value-type="float" office:value="5788.3" calcext:value-type="float">
            <text:p>5788,3</text:p>
          </table:table-cell>
          <table:table-cell office:value-type="float" office:value="307" calcext:value-type="float">
            <text:p>307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formula="of:=SUM([.G28:.J28])" office:value-type="float" office:value="12587.7" calcext:value-type="float">
            <text:p>12587,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391363022942" calcext:value-type="float">
            <text:p>0,0310391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07914037182" calcext:value-type="float">
            <text:p>0,987207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073953073953" calcext:value-type="float">
            <text:p>0,953073953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1:40:29.892000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8-01-03T23:06:15.250299334</dc:date>
    <meta:editing-duration>PT39M33S</meta:editing-duration>
    <meta:editing-cycles>8</meta:editing-cycles>
    <meta:generator>LibreOffice/5.1.6.2$Linux_X86_64 LibreOffice_project/10m0$Build-2</meta:generator>
    <meta:document-statistic meta:table-count="1" meta:cell-count="167" meta:object-count="0"/>
  </office:meta>
</office:document-meta>
</file>